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A7000001DF65179644.jpg" manifest:media-type=""/>
  <manifest:file-entry manifest:full-path="Pictures/10000000000001A6000001C7B7D9F699.jpg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324cm, 0.299cm, 0cm, 0.189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398cm, 0.162cm, 0.513cm, 0.475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979cm, 1.903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35cm, 0.679cm, 1.536cm, 0.491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152cm, -0.002cm, 3.542cm, 1.588cm)" draw:image-opacity="100%" style:mirror="none"/>
    </style:style>
    <style:style style:name="gr7" style:family="graphic" style:parent-style-name="objectwithoutfill">
      <style:graphic-properties svg:stroke-color="#ff3333" draw:fill="none" draw:textarea-vertical-align="middle"/>
    </style:style>
    <style:style style:name="gr8" style:family="graphic" style:parent-style-name="standard">
      <style:graphic-properties svg:stroke-color="#ff3333" draw:fill="hatch" draw:fill-hatch-name="Black_20_-45_20_Degrees" draw:textarea-horizontal-align="justify" draw:textarea-vertical-align="middle" draw:auto-grow-height="false"/>
    </style:style>
    <style:style style:name="gr9" style:family="graphic" style:parent-style-name="standard">
      <style:graphic-properties svg:stroke-color="#ff3333"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小腿下段" draw:style-name="dp1" draw:master-page-name="默认">
        <draw:frame draw:style-name="gr1" draw:text-style-name="P1" draw:layer="layout" svg:width="9.5cm" svg:height="4.4cm" svg:x="1.1cm" svg:y="1.1cm">
          <draw:image xlink:href="Pictures/10000000000001A6000001C7B7D9F699.jpg" xlink:type="simple" xlink:show="embed" xlink:actuate="onLoad">
            <text:p/>
          </draw:image>
        </draw:frame>
        <draw:custom-shape draw:style-name="gr2" draw:text-style-name="P1" draw:layer="layout" svg:width="1.4cm" svg:height="1.044cm" svg:x="1.1cm" svg:y="1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cm" svg:height="0.644cm" svg:x="7.2cm" svg:y="1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cm" svg:height="0.144cm" svg:x="6.5cm" svg:y="1.1cm">
          <text:p/>
          <draw:enhanced-geometry svg:viewBox="0 0 21600 21600" draw:type="rectangle" draw:enhanced-path="M 0 0 L 21600 0 21600 21600 0 21600 0 0 Z N"/>
        </draw:custom-shape>
      </draw:page>
      <draw:page draw:name="小腿中段" draw:style-name="dp1" draw:master-page-name="默认">
        <draw:frame draw:style-name="gr3" draw:text-style-name="P1" draw:layer="layout" svg:width="8.4cm" svg:height="7.4cm" svg:x="4cm" svg:y="1.3cm">
          <draw:image xlink:href="Pictures/10000000000001A6000001C7B7D9F699.jpg" xlink:type="simple" xlink:show="embed" xlink:actuate="onLoad">
            <text:p/>
          </draw:image>
        </draw:frame>
        <draw:custom-shape draw:style-name="gr2" draw:text-style-name="P1" draw:layer="layout" svg:width="3.8cm" svg:height="0.6cm" svg:x="3.439cm" svg:y="6.0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0.4cm" svg:x="7.5cm" svg:y="1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0.7cm" svg:x="8.3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0.4cm" svg:x="6.9cm" svg:y="1.2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默认">
        <draw:custom-shape draw:style-name="gr2" draw:text-style-name="P1" draw:layer="layout" svg:width="4.19cm" svg:height="1.639cm" svg:x="4.55cm" svg:y="3.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" draw:layer="layout" svg:width="11.111cm" svg:height="6.74cm" svg:x="2cm" svg:y="2.46cm">
          <draw:image xlink:href="Pictures/10000000000001A7000001DF65179644.jpg" xlink:type="simple" xlink:show="embed" xlink:actuate="onLoad">
            <text:p/>
          </draw:image>
        </draw:frame>
        <draw:custom-shape draw:style-name="gr2" draw:text-style-name="P1" draw:layer="layout" svg:width="7.467cm" svg:height="0.546cm" svg:x="6.008cm" svg:y="2.3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185cm" svg:height="1.64cm" svg:x="11.107cm" svg:y="2.46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默认">
        <draw:frame draw:style-name="gr5" draw:text-style-name="P1" draw:layer="layout" svg:width="11.1cm" svg:height="5.8cm" svg:x="3.7cm" svg:y="4cm">
          <draw:image xlink:href="Pictures/10000000000001A7000001DF65179644.jpg" xlink:type="simple" xlink:show="embed" xlink:actuate="onLoad">
            <text:p/>
          </draw:image>
        </draw:frame>
        <draw:custom-shape draw:style-name="gr2" draw:text-style-name="P1" draw:layer="layout" svg:width="2.1cm" svg:height="0.6cm" svg:x="3.7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cm" svg:height="2.2cm" svg:x="3.7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cm" svg:height="1.6cm" svg:x="4.8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cm" svg:height="0.6cm" svg:x="10.9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cm" svg:height="1.4cm" svg:x="3.6cm" svg:y="8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1cm" svg:height="0.3cm" svg:x="5.3cm" svg:y="9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9cm" svg:height="0.6cm" svg:x="4.9cm" svg:y="9.1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默认">
        <draw:frame draw:style-name="gr6" draw:text-style-name="P1" draw:layer="layout" svg:width="10cm" svg:height="6.3cm" svg:x="5.4cm" svg:y="5.2cm">
          <draw:image xlink:href="Pictures/10000000000001A7000001DF65179644.jpg" xlink:type="simple" xlink:show="embed" xlink:actuate="onLoad">
            <text:p/>
          </draw:image>
        </draw:frame>
        <draw:custom-shape draw:style-name="gr2" draw:text-style-name="P1" draw:layer="layout" svg:width="4.3cm" svg:height="0.6cm" svg:x="5.4cm" svg:y="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0.3cm" svg:x="5.3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cm" svg:height="1.2cm" svg:x="5.3cm" svg:y="5.4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默认">
        <draw:g>
          <draw:line draw:style-name="gr7" draw:text-style-name="P1" draw:layer="layout" svg:x1="3.473cm" svg:y1="3.021cm" svg:x2="5.601cm" svg:y2="3.021cm">
            <text:p/>
          </draw:line>
          <draw:custom-shape draw:style-name="gr8" draw:text-style-name="P1" draw:layer="layout" svg:width="1.293cm" svg:height="0.071cm" svg:x="2.18cm" svg:y="2.9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0.152cm" svg:height="0.142cm" svg:x="2.115cm" svg:y="2.9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7" draw:text-style-name="P1" draw:layer="layout" svg:x1="8.127cm" svg:y1="3.107cm" svg:x2="6.001cm" svg:y2="3.2cm">
            <text:p/>
          </draw:line>
          <draw:custom-shape draw:style-name="gr8" draw:text-style-name="P1" draw:layer="layout" svg:width="1.293cm" svg:height="0.071cm" draw:transform="rotate (-3.09778488936474) translate (9.42cm 3.08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0.152cm" svg:height="0.142cm" draw:transform="rotate (-3.09778488936474) translate (9.486cm 3.1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文泉驿点阵正黑" svg:font-family="文泉驿点阵正黑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imSun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30T22:59:26.706416000</meta:creation-date>
    <dc:date>2013-11-01T16:02:00.029799149</dc:date>
    <meta:editing-duration>PT1H21M45S</meta:editing-duration>
    <meta:editing-cycles>27</meta:editing-cycles>
    <meta:generator>LibreOffice/4.1.2.3$Linux_x86 LibreOffice_project/410$Build-3</meta:generator>
    <meta:document-statistic meta:object-count="33"/>
  </office:meta>
</office:document-meta>
</file>